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03-cl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cia Lopez</text:p>
          </table:table-cell>
          <table:table-cell office:value-type="float" office:value="5432534" calcext:value-type="float">
            <text:p>5432534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Martinez</text:p>
          </table:table-cell>
          <table:table-cell office:value-type="float" office:value="5432534" calcext:value-type="float">
            <text:p>5432534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Lopez</text:p>
          </table:table-cell>
          <table:table-cell office:value-type="float" office:value="523534" calcext:value-type="float">
            <text:p>523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2" meta:object-count="0"/>
    <meta:generator>LibreOffice/25.2.5.2$Linux_X86_64 LibreOffice_project/fb4792146257752f54eab576deb869869b108571</meta:generator>
  </office:meta>
</office:document-meta>
</file>